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6d3" officeooo:paragraph-rsid="000226d3"/>
    </style:style>
    <style:style style:name="P2" style:family="paragraph" style:parent-style-name="Standard">
      <style:text-properties officeooo:paragraph-rsid="000226d3"/>
    </style:style>
    <style:style style:name="T1" style:family="text">
      <style:text-properties officeooo:rsid="000226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ributions:</text:p>
      <text:p text:style-name="P1"/>
      <text:p text:style-name="P2"><text:span text:style-name="T1">Archer: </text:span>https://opengameart.org/users/vander96 or twitter.com/ligmadev</text:p>
      <text:p text:style-name="P2"/>
      <text:p text:style-name="P2"><text:span text:style-name="T1">Arrow: OpenGameArt -&gt;</text:span> <text:a xlink:type="simple" xlink:href="https://opengameart.org/users/randalinski" text:style-name="Internet_20_link" text:visited-style-name="Visited_20_Internet_20_Link">Randalinski</text:a></text:p>
      <text:p text:style-name="P1"/>
      <text:p text:style-name="P1">Bird and Background: https://megacrash.itch.io/flappy-bird-assets?downloa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6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6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1T02:40:21.471072876</meta:creation-date>
    <dc:date>2021-08-21T02:42:47.885279127</dc:date>
    <meta:editing-duration>PT2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3" meta:character-count="190" meta:non-whitespace-character-count="181"/>
  </office:meta>
</office:document-meta>
</file>